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4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00003</text:p>
          </table:table-cell>
          <table:table-cell table:style-name="ce14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/>
          <table:table-cell table:style-name="ce14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0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7/23/2016</text:date>, <text:time>03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23T03:12:41.08</dc:date>
    <meta:editing-duration>P8DT18H32M36S</meta:editing-duration>
    <meta:editing-cycles>440</meta:editing-cycles>
    <meta:generator>OpenOffice/4.1.2$Win32 OpenOffice.org_project/412m3$Build-9782</meta:generator>
    <meta:document-statistic meta:table-count="11" meta:cell-count="2896" meta:object-count="0"/>
  </office:meta>
</office:document-meta>
</file>